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6FF10_2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6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Type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Joseph Blumenthal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August 4, 1892</text:p>
      <text:p text:style-name="P2">Month<text:tab/><text:tab/><text:tab/><text:tab/><text:tab/><text:tab/>August</text:p>
      <text:p text:style-name="P2">Year<text:tab/><text:tab/><text:tab/><text:tab/><text:tab/><text:tab/>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C/</text:p>
      <text:p text:style-name="P5"><text:s/>O/</text:p>
      <text:p text:style-name="P5"><text:s text:c="2"/>P/</text:p>
      <text:p text:style-name="P5"><text:s text:c="3"/>Y/</text:p>
      <text:p text:style-name="P5">S. MORAIS/</text:p>
      <text:p text:style-name="P5">546 N. FIFTH STREET/</text:p>
      <text:p text:style-name="P6">Philadelphia, August 4th, 1892./</text:p>
      <text:p text:style-name="P5">Hon. Joseph Blumenthal/</text:p>
      <text:p text:style-name="P5"><text:tab/>My Dear Sir/</text:p>
      <text:p text:style-name="P5"><text:tab/><text:tab/>The superintendant[sic!] of the Baltimore Orphan Asylum,/ Rev. S. Freudenthal, brought today to my house, young David Levine, an/ inmate of that Institution, for examination. <text:s/>The lad wishes to enter/ our Seminary. <text:s/>He impressed me favorably. <text:s/>I would recommend his admission,/ for he is a native of New York, a beneficiary of an American Institution,/ to all appearances intelligent, and, though not advanced enough to enter/ the Junior class, I think that by some extra exertion on the part of <text:soft-page-break/>pupil/ and teacher, the youth will soon rise up to the requirements. <text:s/>You/ might communicate with Dr. Friedinwald, to whom I sent a report of my/ examination, as regard the support of the applicant./</text:p>
      <text:p text:style-name="P5"><text:tab/>I said nothing about it. <text:s/>I, naturally, am glad/ that the J. T. S. was chosen./</text:p>
      <text:p text:style-name="P5"><text:tab/>I have advanced ten dollars for my two students/ for the month of August. <text:s/>The Seminary owes me four dollars. <text:s/>I regret that/ copies of the Report of the Convention have not been sent to all Phila-/delphia subscribers, donors and patrons. <text:s/>I gave a copy of mine to Mr./ E. L. Rothschild. <text:s/>I would suggest that one be sent to Miss Emily Phillips,/ out of respect to the memory of her benevolent sister Ellen./</text:p>
      <text:p text:style-name="P5"><text:tab/>Please let me know whether Dr. Drachman is in town./ <text:s/>We must make due preparations for the next term to begin in September,/ and for the examination and admission of N. Y. applicants./</text:p>
      <text:p text:style-name="P5"><text:tab/>Trusting that you are well, I shall be glad to hear/ from you as soon as convenient. <text:s/>Yours truly,/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1:33:31.24</meta:creation-date>
    <dc:date>2011-12-06T11:45:26.16</dc:date>
    <dc:creator>Penn Libraries</dc:creator>
    <meta:editing-duration>PT00H11M5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4" meta:word-count="442" meta:character-count="2869"/>
  </office:meta>
</office:document-meta>
</file>